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26000000C860E80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0.7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7cm" fo:min-width="6.2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7cm" fo:min-width="9.874cm"/>
    </style:style>
    <style:style style:name="gr6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4.1cm"/>
    </style:style>
    <style:style style:name="P1" style:family="paragraph">
      <style:paragraph-properties fo:text-align="center"/>
      <style:text-properties style:font-name="Comic Sans MS" fo:font-size="25pt" style:font-size-asian="25pt" style:font-size-complex="25pt"/>
    </style:style>
    <style:style style:name="P2" style:family="paragraph">
      <style:paragraph-properties fo:text-align="center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1.2cm" svg:height="1.2cm" svg:x="7.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2cm" svg:height="1.2cm" svg:x="9cm" svg:y="5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2cm" svg:height="1.2cm" svg:x="6.2cm" svg:y="6.94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399cm" svg:height="7.053cm" svg:x="1.001cm" svg:y="2.147cm">
          <draw:image xlink:href="Pictures/1000020000000226000000C860E8082F.png" xlink:type="simple" xlink:show="embed" xlink:actuate="onLoad">
            <text:p/>
          </draw:image>
        </draw:frame>
        <draw:frame draw:style-name="gr4" draw:text-style-name="P1" xml:id="id1" draw:id="id1" draw:layer="layout" svg:width="6.704cm" svg:height="2.707cm" svg:x="1.896cm" svg:y="2.347cm">
          <draw:text-box>
            <text:p text:style-name="P2"><text:span text:style-name="T1">C language</text:span></text:p>
            <text:p text:style-name="P2"><text:span text:style-name="T1">implementation</text:span></text:p>
          </draw:text-box>
        </draw:frame>
        <draw:frame draw:style-name="gr5" draw:text-style-name="P1" xml:id="id3" draw:id="id3" draw:layer="layout" svg:width="10.374cm" svg:height="2.707cm" svg:x="7.4cm" svg:y="0.94cm">
          <draw:text-box>
            <text:p text:style-name="P2"><text:span text:style-name="T1">Strongly typed language</text:span></text:p>
            <text:p text:style-name="P2"><text:span text:style-name="T1">implementation</text:span></text:p>
          </draw:text-box>
        </draw:frame>
        <draw:connector draw:style-name="gr6" draw:text-style-name="P1" draw:layer="layout" draw:type="curve" svg:x1="5.248cm" svg:y1="5.054cm" svg:x2="6.2cm" svg:y2="7.547cm" draw:start-shape="id1" draw:start-glue-point="2" draw:end-shape="id2" draw:end-glue-point="3" svg:d="M5248 5054c0 1662 317 2493 952 2493" svg:viewBox="0 0 953 2494">
          <text:p/>
        </draw:connector>
        <draw:connector draw:style-name="gr6" draw:text-style-name="P1" draw:layer="layout" draw:type="curve" svg:x1="12.587cm" svg:y1="3.647cm" svg:x2="10.2cm" svg:y2="6.547cm" draw:start-shape="id3" draw:end-shape="id4" draw:end-glue-point="1" svg:d="M12587 3647c0 1934-795 2900-2387 2900" svg:viewBox="0 0 2388 2901">
          <text:p/>
        </draw:connector>
        <draw:frame draw:style-name="gr7" draw:text-style-name="P1" xml:id="id5" draw:id="id5" draw:layer="layout" svg:width="4.6cm" svg:height="1.479cm" svg:x="10cm" svg:y="9.3cm">
          <draw:text-box>
            <text:p text:style-name="P2"><text:span text:style-name="T1">Interface</text:span></text:p>
          </draw:text-box>
        </draw:frame>
        <draw:connector draw:style-name="gr6" draw:text-style-name="P1" draw:layer="layout" draw:type="curve" svg:x1="10cm" svg:y1="10.039cm" svg:x2="8.5cm" svg:y2="8.4cm" draw:start-shape="id5" draw:start-glue-point="3" draw:end-shape="id6" draw:end-glue-point="2" svg:d="M10000 10039c-1000 0-1500-546-1500-1639" svg:viewBox="0 0 1501 16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18:42:43.647897428</meta:creation-date>
    <dc:date>2014-09-02T20:52:32.778311945</dc:date>
    <meta:editing-duration>PT10M59S</meta:editing-duration>
    <meta:editing-cycles>14</meta:editing-cycles>
    <meta:generator>LibreOffice/4.3.1.2$Linux_X86_64 LibreOffice_project/430m0$Build-2</meta:generator>
    <meta:document-statistic meta:object-count="10"/>
  </office:meta>
</office:document-meta>
</file>